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11111" draw:marker-start="Rounded_20_short_20_Arrow" draw:marker-end="" draw:marker-end-width="0.3cm"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draw:stroke="dash" draw:stroke-dash="Double_20_Dash" draw:fill="solid" draw:textarea-vertical-align="middle"/>
    </style:style>
    <style:style style:name="gr4" style:family="graphic" style:parent-style-name="objectwithoutfill">
      <style:graphic-properties svg:stroke-width="0.028cm" svg:stroke-color="#bf0041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objectwithoutfill">
      <style:graphic-properties draw:stroke="dash" draw:stroke-dash="Long_20_Dash" svg:stroke-color="#158466" draw:fill="solid" draw:textarea-vertical-align="middle"/>
    </style:style>
    <style:style style:name="gr7" style:family="graphic" style:parent-style-name="objectwithoutfill">
      <style:graphic-properties draw:stroke="dash" draw:stroke-dash="Double_20_Dot" svg:stroke-color="#158466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413cm" svg:y1="15.478cm" svg:x2="3.413cm" svg:y2="22.082cm">
          <text:p/>
        </draw:line>
        <draw:line draw:style-name="gr1" draw:text-style-name="P1" draw:layer="layout" svg:x1="10.398cm" svg:y1="22.082cm" svg:x2="3.413cm" svg:y2="22.083cm">
          <text:p/>
        </draw:line>
        <draw:frame draw:style-name="gr2" draw:text-style-name="P2" draw:layer="layout" svg:width="0.514cm" svg:height="0.627cm" svg:x="10.652cm" svg:y="22.33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476cm" svg:height="0.627cm" svg:x="2.397cm" svg:y="14.84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3" draw:text-style-name="P1" draw:layer="layout" svg:x1="6.588cm" svg:y1="22.082cm" svg:x2="7.731cm" svg:y2="20.558cm">
          <text:p/>
        </draw:line>
        <draw:line draw:style-name="gr3" draw:text-style-name="P1" draw:layer="layout" svg:x1="4.81cm" svg:y1="20.558cm" svg:x2="7.731cm" svg:y2="20.558cm">
          <text:p/>
        </draw:line>
        <draw:frame draw:style-name="gr2" draw:text-style-name="P2" draw:layer="layout" svg:width="2.32cm" svg:height="0.454cm" svg:x="8.112cm" svg:y="18.14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3" draw:text-style-name="P1" draw:layer="layout" svg:x1="5.826cm" svg:y1="19.415cm" svg:x2="11.033cm" svg:y2="19.415cm">
          <text:p/>
        </draw:line>
        <draw:line draw:style-name="gr3" draw:text-style-name="P1" draw:layer="layout" svg:x1="9.128cm" svg:y1="22.082cm" svg:x2="11.033cm" svg:y2="19.415cm">
          <text:p/>
        </draw:line>
        <draw:frame draw:style-name="gr2" draw:text-style-name="P2" draw:layer="layout" svg:width="2.29cm" svg:height="0.454cm" svg:x="11.414cm" svg:y="14.26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4" draw:text-style-name="P1" draw:layer="layout" svg:x1="7.604cm" svg:y1="18.018cm" svg:x2="7.858cm" svg:y2="18.272cm">
          <text:p/>
        </draw:line>
        <draw:line draw:style-name="gr4" draw:text-style-name="P1" draw:layer="layout" svg:x1="7.604cm" svg:y1="18.272cm" svg:x2="7.858cm" svg:y2="18.018cm">
          <text:p/>
        </draw:line>
        <draw:line draw:style-name="gr4" draw:text-style-name="P1" draw:layer="layout" svg:x1="10.906cm" svg:y1="14.843cm" svg:x2="11.16cm" svg:y2="15.097cm">
          <text:p/>
        </draw:line>
        <draw:line draw:style-name="gr4" draw:text-style-name="P1" draw:layer="layout" svg:x1="10.906cm" svg:y1="15.097cm" svg:x2="11.16cm" svg:y2="14.843cm">
          <text:p/>
        </draw:line>
        <draw:line draw:style-name="gr5" draw:text-style-name="P1" draw:layer="layout" svg:x1="6.588cm" svg:y1="21.955cm" svg:x2="6.588cm" svg:y2="22.336cm">
          <text:p/>
        </draw:line>
        <draw:line draw:style-name="gr5" draw:text-style-name="P1" draw:layer="layout" svg:x1="9.128cm" svg:y1="21.955cm" svg:x2="9.128cm" svg:y2="22.336cm">
          <text:p/>
        </draw:line>
        <draw:line draw:style-name="gr5" draw:text-style-name="P1" draw:layer="layout" svg:x1="3.667cm" svg:y1="17.637cm" svg:x2="3.159cm" svg:y2="17.637cm">
          <text:p/>
        </draw:line>
        <draw:line draw:style-name="gr5" draw:text-style-name="P1" draw:layer="layout" svg:x1="3.667cm" svg:y1="19.669cm" svg:x2="3.159cm" svg:y2="19.669cm">
          <text:p/>
        </draw:line>
        <draw:frame draw:style-name="gr2" draw:text-style-name="P2" draw:layer="layout" svg:width="0.492cm" svg:height="0.445cm" svg:x="2.524cm" svg:y="17.38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0.492cm" svg:height="0.445cm" svg:x="2.524cm" svg:y="19.47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0.518cm" svg:height="0.445cm" svg:x="6.334cm" svg:y="22.52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0.518cm" svg:height="0.445cm" svg:x="8.874cm" svg:y="22.5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4" draw:text-style-name="P1" draw:layer="layout" svg:x1="7.731cm" svg:y1="18.145cm" svg:x2="11.033cm" svg:y2="14.97cm">
          <text:p/>
        </draw:line>
        <draw:line draw:style-name="gr1" draw:text-style-name="P1" draw:layer="layout" svg:x1="6.334cm" svg:y1="18.78cm" svg:x2="3.413cm" svg:y2="22.083cm">
          <text:p/>
        </draw:line>
        <draw:frame draw:style-name="gr2" draw:text-style-name="P2" draw:layer="layout" svg:width="0.561cm" svg:height="0.627cm" svg:x="5.773cm" svg:y="17.76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6" draw:text-style-name="P1" draw:layer="layout" svg:x1="7.731cm" svg:y1="18.145cm" svg:x2="7.731cm" svg:y2="20.558cm">
          <text:p/>
        </draw:line>
        <draw:line draw:style-name="gr5" draw:text-style-name="P1" draw:layer="layout" svg:x1="4.556cm" svg:y1="20.558cm" svg:x2="4.937cm" svg:y2="20.558cm">
          <text:p/>
        </draw:line>
        <draw:line draw:style-name="gr5" draw:text-style-name="P1" draw:layer="layout" svg:x1="5.572cm" svg:y1="19.415cm" svg:x2="5.953cm" svg:y2="19.415cm">
          <text:p/>
        </draw:line>
        <draw:frame draw:style-name="gr2" draw:text-style-name="P2" draw:layer="layout" svg:width="0.54cm" svg:height="0.445cm" svg:x="3.911cm" svg:y="20.2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2" draw:layer="layout" svg:width="0.54cm" svg:height="0.445cm" svg:x="4.937cm" svg:y="19.16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line draw:style-name="gr7" draw:text-style-name="P1" draw:layer="layout" svg:x1="7.731cm" svg:y1="18.145cm" svg:x2="3.413cm" svg:y2="19.669cm">
          <text:p/>
        </draw:line>
        <draw:line draw:style-name="gr7" draw:text-style-name="P1" draw:layer="layout" svg:x1="11.033cm" svg:y1="14.97cm" svg:x2="3.413cm" svg:y2="17.637cm">
          <text:p/>
        </draw:line>
        <draw:line draw:style-name="gr6" draw:text-style-name="P1" draw:layer="layout" svg:x1="11.033cm" svg:y1="14.97cm" svg:x2="11.033cm" svg:y2="19.41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ouble_20_Dash" draw:display-name="Double Dash" draw:style="rect" draw:dots1="1" draw:dots1-length="1100%" draw:dots2="1" draw:dots2-length="1100%" draw:distance="500%"/>
    <draw:stroke-dash draw:name="Double_20_Dot" draw:display-name="Double Dot" draw:style="rect" draw:dots1="1" draw:dots1-length="100%" draw:dots2="1" draw:dots2-length="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9:37:03.895078995</meta:creation-date>
    <dc:date>2022-04-26T21:43:12.329218154</dc:date>
    <meta:editing-duration>PT43M1S</meta:editing-duration>
    <meta:editing-cycles>10</meta:editing-cycles>
    <meta:generator>LibreOffice/6.4.7.2$Linux_X86_64 LibreOffice_project/40$Build-2</meta:generator>
    <meta:document-statistic meta:object-count="33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10/content.xml><?xml version="1.0" encoding="utf-8"?>
<math xmlns="http://www.w3.org/1998/Math/MathML" display="block">
  <semantics>
    <mstyle color="blue">
      <msub>
        <mi>y</mi>
        <mi>a</mi>
      </msub>
    </mstyle>
    <annotation encoding="StarMath 5.0">color blue {y_a}</annotation>
  </semantics>
</math>
</file>

<file path=Object 11/content.xml><?xml version="1.0" encoding="utf-8"?>
<math xmlns="http://www.w3.org/1998/Math/MathML" display="block">
  <semantics>
    <mstyle color="blue">
      <msub>
        <mi>y</mi>
        <mi>b</mi>
      </msub>
    </mstyle>
    <annotation encoding="StarMath 5.0">color blue {y_b}</annotation>
  </semantics>
</math>
</file>

<file path=Object 2/content.xml><?xml version="1.0" encoding="utf-8"?>
<math xmlns="http://www.w3.org/1998/Math/MathML" display="block">
  <semantics>
    <mi>z</mi>
    <annotation encoding="StarMath 5.0">z</annotation>
  </semantics>
</math>
</file>

<file path=Object 3/content.xml><?xml version="1.0" encoding="utf-8"?>
<math xmlns="http://www.w3.org/1998/Math/MathML" display="block">
  <semantics>
    <mstyle color="red">
      <mrow>
        <mi>A</mi>
        <mrow>
          <mo fence="true" stretchy="false">(</mo>
          <mrow>
            <mrow>
              <msub>
                <mi>x</mi>
                <mi>a</mi>
              </msub>
              <mi>,</mi>
              <msub>
                <mi>y</mi>
                <mi>a</mi>
              </msub>
              <mi>,</mi>
              <msub>
                <mi>z</mi>
                <mi>a</mi>
              </msub>
            </mrow>
          </mrow>
          <mo fence="true" stretchy="false">)</mo>
        </mrow>
      </mrow>
    </mstyle>
    <annotation encoding="StarMath 5.0">color red {A ( x_a, y_a, z_a )}</annotation>
  </semantics>
</math>
</file>

<file path=Object 4/content.xml><?xml version="1.0" encoding="utf-8"?>
<math xmlns="http://www.w3.org/1998/Math/MathML" display="block">
  <semantics>
    <mstyle color="red">
      <mrow>
        <mi>B</mi>
        <mrow>
          <mo fence="true" stretchy="false">(</mo>
          <mrow>
            <mrow>
              <msub>
                <mi>x</mi>
                <mi>b</mi>
              </msub>
              <mi>,</mi>
              <msub>
                <mi>y</mi>
                <mi>b</mi>
              </msub>
              <mi>,</mi>
              <msub>
                <mi>z</mi>
                <mi>b</mi>
              </msub>
            </mrow>
          </mrow>
          <mo fence="true" stretchy="false">)</mo>
        </mrow>
      </mrow>
    </mstyle>
    <annotation encoding="StarMath 5.0">color red {B ( x_b, y_b , z_b)}</annotation>
  </semantics>
</math>
</file>

<file path=Object 5/content.xml><?xml version="1.0" encoding="utf-8"?>
<math xmlns="http://www.w3.org/1998/Math/MathML" display="block">
  <semantics>
    <mstyle color="green">
      <msub>
        <mi>z</mi>
        <mi>b</mi>
      </msub>
    </mstyle>
    <annotation encoding="StarMath 5.0">color green {z_b}</annotation>
  </semantics>
</math>
</file>

<file path=Object 6/content.xml><?xml version="1.0" encoding="utf-8"?>
<math xmlns="http://www.w3.org/1998/Math/MathML" display="block">
  <semantics>
    <mstyle color="green">
      <msub>
        <mi>z</mi>
        <mi>a</mi>
      </msub>
    </mstyle>
    <annotation encoding="StarMath 5.0">color green {z_a}</annotation>
  </semantics>
</math>
</file>

<file path=Object 7/content.xml><?xml version="1.0" encoding="utf-8"?>
<math xmlns="http://www.w3.org/1998/Math/MathML" display="block">
  <semantics>
    <mstyle color="blue">
      <msub>
        <mi>x</mi>
        <mi>a</mi>
      </msub>
    </mstyle>
    <annotation encoding="StarMath 5.0">color blue {x_a}</annotation>
  </semantics>
</math>
</file>

<file path=Object 8/content.xml><?xml version="1.0" encoding="utf-8"?>
<math xmlns="http://www.w3.org/1998/Math/MathML" display="block">
  <semantics>
    <mstyle color="blue">
      <msub>
        <mi>x</mi>
        <mi>b</mi>
      </msub>
    </mstyle>
    <annotation encoding="StarMath 5.0">color blue {x_b}</annotation>
  </semantics>
</math>
</file>

<file path=Object 9/content.xml><?xml version="1.0" encoding="utf-8"?>
<math xmlns="http://www.w3.org/1998/Math/MathML" display="block">
  <semantics>
    <mi>y</mi>
    <annotation encoding="StarMath 5.0">y</annotation>
  </semantics>
</math>
</file>